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zeichnisstruktur (Vorschlag)</text:p>
      <text:p text:style-name="Standard"/>
      <text:p text:style-name="Standard">mumie *manuell anlegen</text:p>
      <text:p text:style-name="Standard"><text:s text:c="2"/>-packages (hier die Packete auschecken) *manuell anlegen</text:p>
      <text:p text:style-name="Standard"><text:s text:c="2"/>-bin</text:p>
      <text:p text:style-name="Standard"><text:s text:c="2"/>-etc</text:p>
      <text:p text:style-name="Standard"><text:s text:c="4"/>-mmcdk</text:p>
      <text:p text:style-name="Standard"><text:s text:c="4"/>-mmjvmd</text:p>
      <text:p text:style-name="Standard"><text:s text:c="4"/>-coursecreator</text:p>
      <text:p text:style-name="Standard"><text:s text:c="2"/>-checkin</text:p>
      <text:p text:style-name="Standard"><text:s text:c="2"/>-lib</text:p>
      <text:p text:style-name="Standard"/>
      <text:p text:style-name="Standard"/>
      <text:p text:style-name="P1">Checkout (/net/mumie/cvs/)</text:p>
      <text:p text:style-name="Standard"/>
      <text:p text:style-name="Standard">mmplutil</text:p>
      <text:p text:style-name="Standard">mmtex</text:p>
      <text:p text:style-name="Standard">mmtex_mumie</text:p>
      <text:p text:style-name="Standard">mmjutil</text:p>
      <text:p text:style-name="Standard">mmjipc</text:p>
      <text:p text:style-name="Standard">mmjvmd</text:p>
      <text:p text:style-name="Standard">mmcdk2</text:p>
      <text:p text:style-name="Standard">japs_client</text:p>
      <text:p text:style-name="Standard">japs_datasheet</text:p>
      <text:p text:style-name="Standard">japs_checkin</text:p>
      <text:p text:style-name="Standard">(japs_local) *fuer Serverzertifikate TUB</text:p>
      <text:p text:style-name="Standard">mathletfactory_lib</text:p>
      <text:p text:style-name="Standard">(+content-Repositories nach Wahl: </text:p>
      <text:p text:style-name="Standard"><text:tab/>linear_algebra_content</text:p>
      <text:p text:style-name="Standard"><text:tab/>ananlysis_content</text:p>
      <text:p text:style-name="Standard"><text:tab/>applied_math_content</text:p>
      <text:p text:style-name="Standard"><text:tab/>elementary_math_content</text:p>
      <text:p text:style-name="Standard"><text:tab/>analysis_image_processing_content</text:p>
      <text:p text:style-name="Standard"><text:tab/>...)</text:p>
      <text:p text:style-name="Standard">(course_creator_new)</text:p>
      <text:p text:style-name="Standard">(tub_teaching)</text:p>
      <text:p text:style-name="Standard"/>
      <text:p text:style-name="Standard"/>
      <text:p text:style-name="P1">Umgebungsvariablen setzen</text:p>
      <text:p text:style-name="Standard"/>
      <text:p text:style-name="Standard">JAVA_HOME</text:p>
      <text:p text:style-name="Standard">MM_BUILD_PREFIX <text:s/>(Vorschlag: .../mumie)</text:p>
      <text:p text:style-name="Standard">MM_CHECKIN_ROOT <text:s/>(Vorschlag: .../mumie/checkin)</text:p>
      <text:p text:style-name="Standard">MM_LANG (z.B. de oder en)</text:p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>Installation (Reihenfolge wichtig)</text:p>
      <text:p text:style-name="Standard"/>
      <text:p text:style-name="Standard">fuer Details siehe jeweils INSTALL bzw README</text:p>
      <text:p text:style-name="Standard">in Verzeichnis des Paketes wechseln</text:p>
      <text:p text:style-name="Standard">Aufruf des build-Skriptes (build.sh) ohne Target</text:p>
      <text:p text:style-name="Standard">Aufruf des build-Skriptes mit zusaetzlichen Targets</text:p>
      <text:p text:style-name="Standard"/>
      <text:p text:style-name="P2">Paket<text:tab/><text:tab/><text:tab/>zusaetzliche Targets<text:tab/><text:tab/>Bemerkung <text:s text:c="63"/></text:p>
      <text:p text:style-name="Standard">mmplutil<text:tab/><text:tab/>install<text:tab/><text:tab/><text:tab/><text:tab/>noetig: Perl Version 5.8.6 oder besser</text:p>
      <text:p text:style-name="Standard">mmtex<text:tab/><text:tab/><text:tab/>install<text:tab/><text:tab/><text:tab/><text:tab/>zus. noetig: Java Version 1.4.2_10 oder besser</text:p>
      <text:p text:style-name="Standard">mmtex_mumie<text:tab/>install</text:p>
      <text:p text:style-name="Standard">mmjutil<text:tab/><text:tab/>install</text:p>
      <text:p text:style-name="Standard">mmjipc<text:tab/><text:tab/>install<text:tab/><text:tab/><text:tab/><text:tab/>AMD 64 bit:</text:p>
      <text:p text:style-name="Standard"><text:tab/><text:tab/><text:tab/><text:tab/><text:tab/><text:tab/><text:tab/>in build.conf "gcc_options=-fPIC" einfuegen</text:p>
      <text:p text:style-name="Standard">mmjvmd<text:tab/><text:tab/>install<text:tab/><text:tab/><text:tab/><text:tab/>zus. noetig: Ant 1.6.2. oder besser, Java 1.6</text:p>
      <text:p text:style-name="Standard">japs_client<text:tab/><text:tab/>install, install-jcookie,<text:tab/>zus. noetig: jcookie (included)</text:p>
      <text:p text:style-name="Standard"><text:tab/><text:tab/><text:tab/>mount-checkin<text:tab/><text:tab/>build.conf mit "signjar_alias=&lt;alias&gt;"</text:p>
      <text:p text:style-name="Standard"><text:tab/><text:tab/><text:tab/><text:tab/><text:tab/><text:tab/><text:tab/> <text:s text:c="23"/>"signjar_storepass=&lt;password&gt;"</text:p>
      <text:p text:style-name="Standard"><text:tab/><text:tab/><text:tab/><text:tab/><text:tab/><text:tab/><text:tab/>"with_console=false" fuer Java 1.4, Java 1.5</text:p>
      <text:p text:style-name="Standard">japs_datasheet<text:tab/><text:tab/>install, mount-checkin<text:tab/>build.conf mit "signjar_alias=&lt;alias&gt;"</text:p>
      <text:p text:style-name="Standard"><text:tab/><text:tab/><text:tab/><text:tab/><text:tab/><text:tab/><text:tab/> <text:s text:c="23"/>"signjar_storepass=&lt;password&gt;" </text:p>
      <text:p text:style-name="Standard">mmcdk2<text:tab/><text:tab/>install<text:tab/><text:tab/><text:tab/><text:tab/>build.conf mit "signjar_alias=&lt;alias&gt;"</text:p>
      <text:p text:style-name="Standard"><text:tab/><text:tab/><text:tab/><text:tab/><text:tab/><text:tab/><text:tab/> <text:s text:c="23"/>"signjar_storepass=&lt;password&gt;"</text:p>
      <text:p text:style-name="Standard"><text:tab/><text:tab/><text:tab/><text:tab/><text:tab/><text:tab/><text:tab/>weitere Konfigurations-Dateien: (fuer Details zu <text:tab/><text:tab/><text:tab/><text:tab/><text:tab/><text:tab/><text:tab/><text:tab/><text:tab/>mmalias, https usw. siehe INSTALL)</text:p>
      <text:p text:style-name="Standard"><text:tab/><text:tab/><text:tab/><text:tab/><text:tab/><text:tab/><text:tab/><text:tab/>.../etc/mmcdk/local_mmcdk.conf</text:p>
      <text:p text:style-name="Standard"><text:tab/><text:tab/><text:tab/><text:tab/><text:tab/><text:tab/><text:tab/><text:tab/>.../etc/mmcdk/local_mmcdk.init</text:p>
      <text:p text:style-name="Standard">japs_checkin<text:tab/><text:tab/>nur: mount-checkin<text:tab/><text:tab/>Aufruf ohne Target nicht noetig</text:p>
      <text:p text:style-name="Standard"><text:tab/><text:tab/><text:tab/>previews-xsl,</text:p>
      <text:p text:style-name="Standard"><text:tab/><text:tab/><text:tab/>previews-css</text:p>
      <text:p text:style-name="Standard">mathletfactory_lib<text:tab/>install, mount-checkin<text:tab/>Java3D</text:p>
      <text:p text:style-name="Standard"><text:tab/><text:tab/><text:tab/><text:tab/><text:tab/><text:tab/><text:tab/>build.conf mit "signjar_alias=&lt;alias&gt;"</text:p>
      <text:p text:style-name="Standard"><text:tab/><text:tab/><text:tab/><text:tab/><text:tab/><text:tab/><text:tab/> <text:s text:c="23"/>"signjar_storepass=&lt;password&gt;"</text:p>
      <text:p text:style-name="Standard">content-Repositories<text:tab/>mount-checkin, mmtex,</text:p>
      <text:p text:style-name="Standard"><text:tab/><text:tab/><text:tab/>mmjava </text:p>
      <text:p text:style-name="Standard">course_creator_new<text:tab/>all, install, </text:p>
      <text:p text:style-name="Standard"><text:tab/><text:tab/><text:tab/>install-third-party-java</text:p>
      <text:p text:style-name="Standard">tub_teaching<text:tab/><text:tab/>nur: mount-checkin<text:tab/><text:tab/>Aufruf ohne Target nicht noetig</text:p>
      <text:p text:style-name="Standard"><text:tab/><text:tab/><text:tab/>mmtex</text:p>
      <text:p text:style-name="Standard"/>
      <text:p text:style-name="Standard"/>
      <text:p text:style-name="P1">Post-Installation</text:p>
      <text:p text:style-name="Standard"/>
      <text:p text:style-name="Standard">MM_BUILD_PREFIX/bin muss in Pfadvariable se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font-name-asian="Albany AMT1" style:font-size-asian="12pt" style:language-asian="en" style:country-asian="US" style:font-name-complex="Albany AMT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lbany AMT1" style:font-size-asian="14pt" style:font-name-complex="Albany AMT1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8-12-08T15:06:41</meta:creation-date>
    <dc:date>2008-12-08T15:26:22</dc:date>
    <meta:print-date>2008-12-08T15:14:49</meta:print-date>
    <dc:language>en-US</dc:language>
    <meta:editing-cycles>5</meta:editing-cycles>
    <meta:editing-duration>PT19M4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75" meta:word-count="299" meta:character-count="2472"/>
  </office:meta>
</office:document-meta>
</file>